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999999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2cm" svg:stroke-color="#006b6b" draw:marker-start-width="0.5cm" draw:marker-end-width="0.5cm" draw:fill="solid" draw:fill-color="#33a3a3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2cm" svg:stroke-color="#ff6633" draw:marker-start-width="0.5cm" draw:marker-end-width="0.5cm" draw:fill="solid" draw:fill-color="#ff9966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_20__28_var_29_" svg:stroke-width="0.1cm" svg:stroke-color="#4c4c4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uDLX Development Roadmap</text:p>
          </draw:text-box>
        </draw:frame>
        <draw:custom-shape draw:style-name="gr1" draw:text-style-name="P1" xml:id="id9" draw:id="id9" draw:layer="layout" svg:width="1.267cm" svg:height="1.267cm" svg:x="1.033cm" svg:y="11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67cm" svg:height="1.267cm" svg:x="4.034cm" svg:y="11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1cm" svg:height="0.806cm" svg:x="2.652cm" svg:y="12.346cm">
          <draw:text-box>
            <text:p text:style-name="P2"><text:span text:style-name="T1">Documentation</text:span></text:p>
          </draw:text-box>
        </draw:frame>
        <draw:frame draw:style-name="gr2" draw:text-style-name="P2" draw:layer="layout" svg:width="1.632cm" svg:height="0.806cm" svg:x="0.886cm" svg:y="12.334cm">
          <draw:text-box>
            <text:p text:style-name="P2"><text:span text:style-name="T1">Start</text:span></text:p>
          </draw:text-box>
        </draw:frame>
        <draw:custom-shape draw:style-name="gr3" draw:text-style-name="P1" xml:id="id2" draw:id="id2" draw:layer="layout" svg:width="1.267cm" svg:height="1.267cm" svg:x="7.135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1cm" svg:y1="11.807cm" svg:x2="7.135cm" svg:y2="8.808cm" draw:start-shape="id1" draw:start-glue-point="10" draw:end-shape="id2" draw:end-glue-point="6" svg:d="m5301 11807c1375 0 459-2999 1834-2999" svg:viewBox="0 0 1835 3000">
          <text:p/>
        </draw:connector>
        <draw:custom-shape draw:style-name="gr3" draw:text-style-name="P1" xml:id="id3" draw:id="id3" draw:layer="layout" svg:width="1.267cm" svg:height="1.267cm" svg:x="10.13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29cm" svg:height="0.806cm" svg:x="6.037cm" svg:y="7.331cm">
          <draw:text-box>
            <text:p text:style-name="P2"><text:span text:style-name="T1">Non-Pipeline</text:span></text:p>
          </draw:text-box>
        </draw:frame>
        <draw:custom-shape draw:style-name="gr1" draw:text-style-name="P1" xml:id="id4" draw:id="id4" draw:layer="layout" svg:width="1.267cm" svg:height="1.267cm" svg:x="13.135cm" svg:y="1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402cm" svg:y1="8.808cm" svg:x2="10.136cm" svg:y2="8.808cm" draw:start-shape="id2" draw:start-glue-point="10" draw:end-shape="id3" svg:d="m8402 8808h1734" svg:viewBox="0 0 1735 1">
          <text:p/>
        </draw:connector>
        <draw:custom-shape draw:style-name="gr5" draw:text-style-name="P1" xml:id="id6" draw:id="id6" draw:layer="layout" svg:width="1.267cm" svg:height="1.267cm" svg:x="19.137cm" svg:y="1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402cm" svg:y1="11.808cm" svg:x2="16.136cm" svg:y2="11.809cm" draw:start-shape="id4" draw:start-glue-point="10" draw:end-shape="id5" draw:end-glue-point="6" svg:d="m14402 11808 1734 1" svg:viewBox="0 0 1735 2">
          <text:p/>
        </draw:connector>
        <draw:custom-shape draw:style-name="gr1" draw:text-style-name="P1" xml:id="id5" draw:id="id5" draw:layer="layout" svg:width="1.267cm" svg:height="1.267cm" svg:x="16.136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58cm" svg:height="0.806cm" svg:x="12.792cm" svg:y="12.386cm">
          <draw:text-box>
            <text:p text:style-name="P2"><text:span text:style-name="T1">Merge</text:span></text:p>
          </draw:text-box>
        </draw:frame>
        <draw:connector draw:style-name="gr4" draw:text-style-name="P1" draw:layer="layout" draw:type="curve" svg:x1="17.403cm" svg:y1="11.809cm" svg:x2="19.137cm" svg:y2="14.81cm" draw:start-shape="id5" draw:start-glue-point="10" draw:end-shape="id6" draw:end-glue-point="6" svg:d="m17403 11809c1300 0 434 3001 1734 3001" svg:viewBox="0 0 1735 3002">
          <text:p/>
        </draw:connector>
        <draw:connector draw:style-name="gr4" draw:text-style-name="P1" draw:layer="layout" draw:type="curve" svg:x1="11.403cm" svg:y1="8.809cm" svg:x2="13.135cm" svg:y2="11.808cm" draw:start-shape="id3" draw:start-glue-point="10" draw:end-shape="id4" draw:end-glue-point="6" svg:d="m11403 8809c1299 0 433 2999 1732 2999" svg:viewBox="0 0 1733 3000">
          <text:p/>
        </draw:connector>
        <draw:frame draw:style-name="gr2" draw:text-style-name="P2" draw:layer="layout" svg:width="2.403cm" svg:height="0.806cm" svg:x="18.6cm" svg:y="15.495cm">
          <draw:text-box>
            <text:p text:style-name="P2"><text:span text:style-name="T1">Pipeline</text:span></text:p>
          </draw:text-box>
        </draw:frame>
        <draw:custom-shape draw:style-name="gr5" draw:text-style-name="P1" xml:id="id7" draw:id="id7" draw:layer="layout" svg:width="1.267cm" svg:height="1.267cm" svg:x="22.138cm" svg:y="1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404cm" svg:y1="14.81cm" svg:x2="22.138cm" svg:y2="14.811cm" draw:start-shape="id6" draw:start-glue-point="10" draw:end-shape="id7" draw:end-glue-point="6" svg:d="m20404 14810 1734 1" svg:viewBox="0 0 1735 2">
          <text:p/>
        </draw:connector>
        <draw:frame draw:style-name="gr2" draw:text-style-name="P2" draw:layer="layout" svg:width="2.221cm" svg:height="0.806cm" svg:x="21.692cm" svg:y="15.486cm">
          <draw:text-box>
            <text:p text:style-name="P2"><text:span text:style-name="T1">Testing</text:span></text:p>
          </draw:text-box>
        </draw:frame>
        <draw:custom-shape draw:style-name="gr1" draw:text-style-name="P1" xml:id="id8" draw:id="id8" draw:layer="layout" svg:width="1.267cm" svg:height="1.267cm" svg:x="25.137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3.405cm" svg:y1="14.811cm" svg:x2="25.137cm" svg:y2="11.81cm" draw:start-shape="id7" draw:start-glue-point="10" draw:end-shape="id8" draw:end-glue-point="6" svg:d="m23405 14811c1299 0 433-3001 1732-3001" svg:viewBox="0 0 1733 3002">
          <text:p/>
        </draw:connector>
        <draw:frame draw:style-name="gr2" draw:text-style-name="P2" draw:layer="layout" svg:width="4.1cm" svg:height="0.806cm" svg:x="14.752cm" svg:y="10.346cm">
          <draw:text-box>
            <text:p text:style-name="P2"><text:span text:style-name="T1">Documentation</text:span></text:p>
          </draw:text-box>
        </draw:frame>
        <draw:custom-shape draw:style-name="gr6" draw:text-style-name="P1" draw:layer="layout" svg:width="26.4cm" svg:height="2.6cm" svg:x="0.7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21cm" svg:height="0.806cm" svg:x="9.738cm" svg:y="7.331cm">
          <draw:text-box>
            <text:p text:style-name="P2"><text:span text:style-name="T1">Testing</text:span></text:p>
          </draw:text-box>
        </draw:frame>
        <draw:custom-shape draw:style-name="gr6" draw:text-style-name="P1" draw:layer="layout" svg:width="26.4cm" svg:height="3.2cm" svg:x="0.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4cm" svg:height="2.6cm" svg:x="0.7cm" svg:y="1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53cm" svg:height="0.806cm" svg:x="24.686cm" svg:y="10.28cm">
          <draw:text-box>
            <text:p text:style-name="P2"><text:span text:style-name="T1">Deploy</text:span></text:p>
          </draw:text-box>
        </draw:frame>
        <draw:frame draw:style-name="gr2" draw:text-style-name="P3" draw:layer="layout" svg:width="3.804cm" svg:height="0.729cm" svg:x="0.886cm" svg:y="10.334cm">
          <draw:text-box>
            <text:p text:style-name="P3"><text:span text:style-name="T2">Branch:master</text:span></text:p>
          </draw:text-box>
        </draw:frame>
        <draw:frame draw:style-name="gr2" draw:text-style-name="P3" draw:layer="layout" svg:width="5.074cm" svg:height="0.729cm" svg:x="0.886cm" svg:y="7.335cm">
          <draw:text-box>
            <text:p text:style-name="P3"><text:span text:style-name="T2">Branch:no-pipeline</text:span></text:p>
          </draw:text-box>
        </draw:frame>
        <draw:frame draw:style-name="gr2" draw:text-style-name="P3" draw:layer="layout" svg:width="4.312cm" svg:height="0.729cm" svg:x="0.886cm" svg:y="14.036cm">
          <draw:text-box>
            <text:p text:style-name="P3"><text:span text:style-name="T2">Branch:pipeline</text:span></text:p>
          </draw:text-box>
        </draw:frame>
        <draw:connector draw:style-name="gr4" draw:text-style-name="P1" draw:layer="layout" draw:type="curve" svg:x1="2.3cm" svg:y1="11.806cm" svg:x2="4.034cm" svg:y2="11.807cm" draw:start-shape="id9" draw:start-glue-point="10" draw:end-shape="id1" draw:end-glue-point="6" svg:d="m2300 11806c1299 0 432 1 1734 1" svg:viewBox="0 0 1735 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17T21:37:28.819136789</meta:creation-date>
    <dc:date>2014-04-17T21:59:37.708742346</dc:date>
    <dc:creator>João Carlos Nunes Bittencourt</dc:creator>
    <meta:editing-duration>PT2M40S</meta:editing-duration>
    <meta:editing-cycles>2</meta:editing-cycles>
    <meta:generator>LibreOffice/4.1.4.2$Linux_X86_64 LibreOffice_project/410m0$Build-2</meta:generator>
    <meta:document-statistic meta:object-count="56"/>
  </office:meta>
</office:document-meta>
</file>